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2.795cm" table:align="margins"/>
    </style:style>
    <style:style style:name="Tableau1.A" style:family="table-column">
      <style:table-column-properties style:column-width="11.347cm" style:rel-column-width="58122*"/>
    </style:style>
    <style:style style:name="Tableau1.B" style:family="table-column">
      <style:table-column-properties style:column-width="1.448cm" style:rel-column-width="741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2.795cm" table:align="margins"/>
    </style:style>
    <style:style style:name="Tableau2.A" style:family="table-column">
      <style:table-column-properties style:column-width="11.347cm" style:rel-column-width="58122*"/>
    </style:style>
    <style:style style:name="Tableau2.B" style:family="table-column">
      <style:table-column-properties style:column-width="1.448cm" style:rel-column-width="741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2.795cm" table:align="margins"/>
    </style:style>
    <style:style style:name="Tableau3.A" style:family="table-column">
      <style:table-column-properties style:column-width="11.347cm" style:rel-column-width="58122*"/>
    </style:style>
    <style:style style:name="Tableau3.B" style:family="table-column">
      <style:table-column-properties style:column-width="1.448cm" style:rel-column-width="7413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2.795cm" table:align="margins"/>
    </style:style>
    <style:style style:name="Tableau4.A" style:family="table-column">
      <style:table-column-properties style:column-width="11.347cm" style:rel-column-width="58122*"/>
    </style:style>
    <style:style style:name="Tableau4.B" style:family="table-column">
      <style:table-column-properties style:column-width="1.448cm" style:rel-column-width="741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2.795cm" table:align="margins"/>
    </style:style>
    <style:style style:name="Tableau5.A" style:family="table-column">
      <style:table-column-properties style:column-width="11.347cm" style:rel-column-width="58122*"/>
    </style:style>
    <style:style style:name="Tableau5.B" style:family="table-column">
      <style:table-column-properties style:column-width="1.448cm" style:rel-column-width="7413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2.51cm" table:align="margins"/>
    </style:style>
    <style:style style:name="Tableau6.A" style:family="table-column">
      <style:table-column-properties style:column-width="11.095cm" style:rel-column-width="58122*"/>
    </style:style>
    <style:style style:name="Tableau6.B" style:family="table-column">
      <style:table-column-properties style:column-width="1.415cm" style:rel-column-width="7413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2.51cm" table:align="margins"/>
    </style:style>
    <style:style style:name="Tableau7.A" style:family="table-column">
      <style:table-column-properties style:column-width="11.095cm" style:rel-column-width="58122*"/>
    </style:style>
    <style:style style:name="Tableau7.B" style:family="table-column">
      <style:table-column-properties style:column-width="1.415cm" style:rel-column-width="7413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2.51cm" table:align="margins"/>
    </style:style>
    <style:style style:name="Tableau8.A" style:family="table-column">
      <style:table-column-properties style:column-width="11.095cm" style:rel-column-width="58122*"/>
    </style:style>
    <style:style style:name="Tableau8.B" style:family="table-column">
      <style:table-column-properties style:column-width="1.415cm" style:rel-column-width="7413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2.51cm" table:align="margins"/>
    </style:style>
    <style:style style:name="Tableau9.A" style:family="table-column">
      <style:table-column-properties style:column-width="11.095cm" style:rel-column-width="58122*"/>
    </style:style>
    <style:style style:name="Tableau9.B" style:family="table-column">
      <style:table-column-properties style:column-width="1.415cm" style:rel-column-width="7413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2.51cm" table:align="margins"/>
    </style:style>
    <style:style style:name="Tableau10.A" style:family="table-column">
      <style:table-column-properties style:column-width="11.095cm" style:rel-column-width="58122*"/>
    </style:style>
    <style:style style:name="Tableau10.B" style:family="table-column">
      <style:table-column-properties style:column-width="1.415cm" style:rel-column-width="7413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0.189cm" fo:margin-right="0cm" fo:text-indent="-0.189cm" style:auto-text-indent="false" style:page-number="auto"/>
    </style:style>
    <style:style style:name="P2" style:family="paragraph" style:parent-style-name="Standard">
      <style:paragraph-properties fo:margin-left="0.189cm" fo:margin-right="0cm" fo:text-indent="-0.189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itères de réussite, copie renversée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J'ai retourné ma fiche moins de 20 fois et j'ai terminé dans le temps imparti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J'ai recopié sans erreu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J'ai mis toutes les majuscules et j'ai respecté la ponctu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J'ai respecté la forme des lettres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>Critères de réussite, copie renversée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J'ai retourné ma fiche moins de 20 fois et j'ai terminé dans le temps imparti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J'ai recopié sans erreur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J'ai mis toutes les majuscules et j'ai respecté la ponctuation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J'ai respecté la forme des lettres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ext:p text:style-name="Standard">Critères de réussite, copie renversée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J'ai retourné ma fiche moins de 20 fois et j'ai terminé dans le temps imparti</text:p>
          </table:table-cell>
          <table:table-cell table:style-name="Tableau3.B1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J'ai recopié sans erreur</text:p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J'ai mis toutes les majuscules et j'ai respecté la ponctuation</text:p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J'ai respecté la forme des lettres</text:p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>Critères de réussite, copie renversée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J'ai retourné ma fiche moins de 20 fois et j'ai terminé dans le temps imparti</text:p>
          </table:table-cell>
          <table:table-cell table:style-name="Tableau4.B1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J'ai recopié sans erreur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J'ai mis toutes les majuscules et j'ai respecté la ponctuation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J'ai respecté la forme des lettres</text:p>
          </table:table-cell>
          <table:table-cell table:style-name="Tableau4.B2" office:value-type="string">
            <text:p text:style-name="Table_20_Contents"/>
          </table:table-cell>
        </table:table-row>
      </table:table>
      <text:p text:style-name="Standard"/>
      <text:p text:style-name="Standard">Critères de réussite, copie renversée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J'ai retourné ma fiche moins de 20 fois et j'ai terminé dans le temps imparti</text:p>
          </table:table-cell>
          <table:table-cell table:style-name="Tableau5.B1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J'ai recopié sans erreur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J'ai mis toutes les majuscules et j'ai respecté la ponctuation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J'ai respecté la forme des lettres</text:p>
          </table:table-cell>
          <table:table-cell table:style-name="Tableau5.B2" office:value-type="string">
            <text:p text:style-name="Table_20_Contents"/>
          </table:table-cell>
        </table:table-row>
      </table:table>
      <text:p text:style-name="Standard">Critères de réussite, copie renversée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J'ai retourné ma fiche moins de 20 fois et j'ai terminé dans le temps imparti</text:p>
          </table:table-cell>
          <table:table-cell table:style-name="Tableau6.B1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J'ai recopié sans erreur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J'ai mis toutes les majuscules et j'ai respecté la ponctuation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J'ai respecté la forme des lettres</text:p>
          </table:table-cell>
          <table:table-cell table:style-name="Tableau6.B2" office:value-type="string">
            <text:p text:style-name="Table_20_Contents"/>
          </table:table-cell>
        </table:table-row>
      </table:table>
      <text:p text:style-name="P1"/>
      <text:p text:style-name="Standard">Critères de réussite, copie renversée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J'ai retourné ma fiche moins de 20 fois et j'ai terminé dans le temps imparti</text:p>
          </table:table-cell>
          <table:table-cell table:style-name="Tableau7.B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J'ai recopié sans erreur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J'ai mis toutes les majuscules et j'ai respecté la ponctuation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J'ai respecté la forme des lettres</text:p>
          </table:table-cell>
          <table:table-cell table:style-name="Tableau7.B2" office:value-type="string">
            <text:p text:style-name="Table_20_Contents"/>
          </table:table-cell>
        </table:table-row>
      </table:table>
      <text:p text:style-name="P2"/>
      <text:p text:style-name="Standard">Critères de réussite, copie renversée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Table_20_Contents">J'ai retourné ma fiche moins de 20 fois et j'ai terminé dans le temps imparti</text:p>
          </table:table-cell>
          <table:table-cell table:style-name="Tableau8.B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J'ai recopié sans erreur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J'ai mis toutes les majuscules et j'ai respecté la ponctuation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J'ai respecté la forme des lettres</text:p>
          </table:table-cell>
          <table:table-cell table:style-name="Tableau8.B2" office:value-type="string">
            <text:p text:style-name="Table_20_Contents"/>
          </table:table-cell>
        </table:table-row>
      </table:table>
      <text:p text:style-name="P2"/>
      <text:p text:style-name="Standard">Critères de réussite, copie renversée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J'ai retourné ma fiche moins de 20 fois et j'ai terminé dans le temps imparti</text:p>
          </table:table-cell>
          <table:table-cell table:style-name="Tableau9.B1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J'ai recopié sans erreur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J'ai mis toutes les majuscules et j'ai respecté la ponctuation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J'ai respecté la forme des lettres</text:p>
          </table:table-cell>
          <table:table-cell table:style-name="Tableau9.B2" office:value-type="string">
            <text:p text:style-name="Table_20_Contents"/>
          </table:table-cell>
        </table:table-row>
      </table:table>
      <text:p text:style-name="P2"/>
      <text:p text:style-name="Standard">Critères de réussite, copie renversée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J'ai retourné ma fiche moins de 20 fois et j'ai terminé dans le temps imparti</text:p>
          </table:table-cell>
          <table:table-cell table:style-name="Tableau10.B1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J'ai recopié sans erreur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J'ai mis toutes les majuscules et j'ai respecté la ponctuation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J'ai respecté la forme des lettres</text:p>
          </table:table-cell>
          <table:table-cell table:style-name="Tableau10.B2" office:value-type="string">
            <text:p text:style-name="Table_20_Contents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.155cm" fo:margin-left="2cm" fo:margin-right="2cm" style:shadow="none" style:writing-mode="lr-tb" style:footnote-max-height="0cm">
        <style:columns fo:column-count="2">
          <style:column style:rel-width="7366*" fo:start-indent="0cm" fo:end-indent="0.198cm"/>
          <style:column style:rel-width="7204*" fo:start-indent="0.198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9-01-21T19:32:04.88</meta:creation-date>
    <dc:date>2019-01-21T19:48:08.46</dc:date>
    <dc:creator>Sabrina Agnellini</dc:creator>
    <meta:editing-duration>PT6M35S</meta:editing-duration>
    <meta:editing-cycles>2</meta:editing-cycles>
    <meta:generator>OpenOffice/4.1.5$Win32 OpenOffice.org_project/415m1$Build-9789</meta:generator>
    <meta:document-statistic meta:table-count="10" meta:image-count="0" meta:object-count="0" meta:page-count="2" meta:paragraph-count="50" meta:word-count="400" meta:character-count="2340"/>
  </office:meta>
</office:document-meta>
</file>